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8fd3" officeooo:paragraph-rsid="000c8fd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8fd3" officeooo:paragraph-rsid="000c8fd3" style:font-weight-asian="bold" style:font-weight-complex="bold"/>
    </style:style>
    <style:style style:name="P3" style:family="paragraph" style:parent-style-name="Standard">
      <style:text-properties officeooo:rsid="000c8fd3" officeooo:paragraph-rsid="000c8fd3"/>
    </style:style>
    <style:style style:name="P4" style:family="paragraph" style:parent-style-name="Standard">
      <style:text-properties officeooo:rsid="000e22c3" officeooo:paragraph-rsid="000e22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YES</text:p>
      <text:p text:style-name="P1"/>
      <text:p text:style-name="P1">Decreto 1360 de 1989, declara el software como un bien protegido por los derechos de autor.</text:p>
      <text:p text:style-name="P1">Ley 23 de 1982. Derechos de autor.</text:p>
      <text:p text:style-name="P1">Ley 33 de 1987. Aprobatoria de Convenio de Berna (Derecho de Autor).</text:p>
      <text:p text:style-name="P1">Ley 44 de 1993. Por la cual se modifica y adiciona la Ley 23 de 1982.</text:p>
      <text:p text:style-name="P1">Ley 565 de 2000. Aprobatoria del tratado OMPI-WCT, sobre derechos de autos.</text:p>
      <text:p text:style-name="P1">Tratado OMPI sobre Derecho de Autor, suscrito en Ginebra en 1996, al cual adhirió Colombia mediante la Ley 565 de 2000.</text:p>
      <text:p text:style-name="P1">Tratado de la OMPI – Organización Mundial de la propiedad intelectual – sobre Derechos de Autor (WCT), adoptado en Ginebra el veinte (20) de diciembre de mil novecientos noventa y seis (1996).</text:p>
      <text:p text:style-name="P1"/>
      <text:p text:style-name="P4">LEYES DE TURIMO!!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8:16:05.102442095</meta:creation-date>
    <dc:date>2017-03-15T09:57:16.120574076</dc:date>
    <meta:editing-duration>PT33M47S</meta:editing-duration>
    <meta:editing-cycles>2</meta:editing-cycles>
    <meta:generator>LibreOffice/5.2.3.3$Linux_X86_64 LibreOffice_project/20m0$Build-3</meta:generator>
    <meta:document-statistic meta:table-count="0" meta:image-count="0" meta:object-count="0" meta:page-count="1" meta:paragraph-count="9" meta:word-count="118" meta:character-count="671" meta:non-whitespace-character-count="560"/>
  </office:meta>
</office:document-meta>
</file>